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7ccb7" officeooo:paragraph-rsid="0017ccb7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17ccb7" officeooo:paragraph-rsid="0017ccb7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officeooo:rsid="0017ccb7"/>
    </style:style>
    <style:style style:name="T2" style:family="text">
      <style:text-properties fo:font-weight="bold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6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aadb acaca</text:p>
      <text:p text:style-name="P5"/>
      <text:p text:style-name="P5"><text:a xlink:type="simple" xlink:href="https://platon.campograndeformacion.com/mod/quiz/view.php?id=26234" text:style-name="Internet_20_link" text:visited-style-name="Visited_20_Internet_20_Link"><text:span text:style-name="T5">MF0952. Test de Evaluación Tema 1</text:span></text:a> </text:p>
      <text:h text:style-name="P3" text:outline-level="3">Pregunta 1</text:h>
      <text:section text:style-name="Sect1" text:name="question-1122-1">
        <text:p text:style-name="P8">¿Qué es la seguridad interna?</text:p>
        <text:section text:style-name="Sect1" text:name="q1122:1_answer0_label">
          <text:p text:style-name="P8"><text:span text:style-name="T1">a.</text:span>Está relacionada con los circuitos del sistema y la seguridad del sistema operativo</text:p>
        </text:section>
        <text:section text:style-name="Sect1" text:name="q1122:1_answer1_label">
          <text:p text:style-name="P9"><text:span text:style-name="T6">b.</text:span>Este tipo de seguridad está relacionada con la instalación del sistema informático, el acceso de los usuarios al mismo y la información que contiene</text:p>
        </text:section>
        <text:section text:style-name="Sect1" text:name="q1122:1_answer2_label">
          <text:p text:style-name="P9"><text:span text:style-name="T6">c.</text:span>Esta seguridad es la que se encarga de que agentes físicos no destruyan parte o la totalidad de la información que contiene el sistema</text:p>
        </text:section>
        <text:section text:style-name="Sect1" text:name="q1122:1_answer3_label">
          <text:p text:style-name="P9"><text:span text:style-name="T6">d.</text:span>Esta seguridad se encarga de impedir el acceso al sistema informático de personas físicas con la finalidad de manipular o eliminar información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Esta seguridad es la que aporta confiabilidad en los programas y los datos.</text:p>
      </text:section>
      <text:section text:style-name="Sect1" text:name="question-1122-2">
        <text:h text:style-name="P1" text:outline-level="3">Pregunta 2</text:h>
        <text:p text:style-name="P8">¿Qué sistema de archivos utiliza Windows?</text:p>
        <text:section text:style-name="Sect1" text:name="q1122:2_answer0_label">
          <text:p text:style-name="P8"><text:span text:style-name="T1">a.</text:span>FAT y NTFS</text:p>
        </text:section>
        <text:section text:style-name="Sect1" text:name="q1122:2_answer1_label">
          <text:p text:style-name="P9"><text:span text:style-name="T6">b.</text:span>EXT2 y EXT4</text:p>
        </text:section>
        <text:section text:style-name="Sect1" text:name="q1122:2_answer2_label">
          <text:p text:style-name="P9"><text:span text:style-name="T6">c.</text:span>ReiserFS</text:p>
        </text:section>
        <text:section text:style-name="Sect1" text:name="q1122:2_answer3_label">
          <text:p text:style-name="P9"><text:span text:style-name="T6">d.</text:span>HFS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El sistema operativo Windows utiliza el sistema de archivos NTFS y FAT.</text:p>
      </text:section>
      <text:section text:style-name="Sect1" text:name="question-1122-3">
        <text:h text:style-name="P1" text:outline-level="3">Pregunta 3</text:h>
        <text:p text:style-name="P8">¿Qué son los archivos LOG?</text:p>
        <text:section text:style-name="Sect1" text:name="q1122:3_answer0_label">
          <text:p text:style-name="P8"><text:span text:style-name="T1">a.</text:span>Este tipo de archivos se suelen encontrar en sistemas de tiempo compartido, donde varios usuarios trabajan simultáneamente</text:p>
        </text:section>
        <text:section text:style-name="Sect1" text:name="q1122:3_answer1_label">
          <text:p text:style-name="P9"><text:span text:style-name="T6">b.</text:span>Son archivos de texto</text:p>
        </text:section>
        <text:section text:style-name="Sect1" text:name="q1122:3_answer2_label">
          <text:p text:style-name="P9"><text:span text:style-name="T6">c.</text:span>Son los archivos que usan los navegadores</text:p>
        </text:section>
        <text:section text:style-name="Sect1" text:name="q1122:3_answer3_label">
          <text:p text:style-name="P9"><text:span text:style-name="T6">d.</text:span>Son archivos de transferencia de datos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Son archivos que registran la actividad del servidor.</text:p>
      </text:section>
      <text:section text:style-name="Sect1" text:name="question-1122-4">
        <text:h text:style-name="P1" text:outline-level="3">Pregunta 4</text:h>
        <text:p text:style-name="P8">¿Qué sistema de archivos utiliza DOS?</text:p>
        <text:section text:style-name="Sect1" text:name="q1122:4_answer0_label">
          <text:p text:style-name="P8"><text:span text:style-name="T1">a.</text:span>HFS</text:p>
        </text:section>
        <text:section text:style-name="Sect1" text:name="q1122:4_answer1_label">
          <text:p text:style-name="P9"><text:span text:style-name="T6">b.</text:span>NTFS</text:p>
        </text:section>
        <text:section text:style-name="Sect1" text:name="q1122:4_answer2_label">
          <text:p text:style-name="P9"><text:span text:style-name="T6">c.</text:span>FAT32</text:p>
        </text:section>
        <text:section text:style-name="Sect1" text:name="q1122:4_answer3_label">
          <text:p text:style-name="P9"><text:span text:style-name="T6">d.</text:span>FAT16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DOS utiliza FAT16 que es el predecesor de FAT32.</text:p>
      </text:section>
      <text:section text:style-name="Sect1" text:name="question-1122-5">
        <text:h text:style-name="P1" text:outline-level="3"/>
        <text:h text:style-name="P2" text:outline-level="3">Pregunta 5</text:h>
        <text:p text:style-name="P8">Si cuando utiliza el terminal quiere que muestre el directorio y toda la información de los archivos, ¿qué comando debe utilizar?</text:p>
        <text:section text:style-name="Sect1" text:name="q1122:5_answer0_label">
          <text:p text:style-name="P8"><text:span text:style-name="T1">a.</text:span>LS</text:p>
        </text:section>
        <text:section text:style-name="Sect1" text:name="q1122:5_answer1_label">
          <text:p text:style-name="P9"><text:span text:style-name="T6">b.</text:span>LS-L</text:p>
        </text:section>
        <text:section text:style-name="Sect1" text:name="q1122:5_answer2_label">
          <text:p text:style-name="P9"><text:span text:style-name="T6">c.</text:span>CD</text:p>
        </text:section>
        <text:section text:style-name="Sect1" text:name="q1122:5_answer3_label">
          <text:p text:style-name="P9"><text:span text:style-name="T6">d.</text:span>PWD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El comando LS-L mostrará toda la información de los archivos como, por ejemplo, qué tipos de archivos son, qué permisos tiene, etc.</text:p>
      </text:section>
      <text:section text:style-name="Sect1" text:name="question-1122-6">
        <text:h text:style-name="P1" text:outline-level="3">Pregunta 6</text:h>
        <text:p text:style-name="P8">¿Qué sistema operativo posee el llamado <text:span text:style-name="T2">God Mode</text:span>?</text:p>
        <text:section text:style-name="Sect1" text:name="q1122:6_answer0_label">
          <text:p text:style-name="P8"><text:span text:style-name="T1">a.</text:span>Windows</text:p>
        </text:section>
        <text:section text:style-name="Sect1" text:name="q1122:6_answer1_label">
          <text:p text:style-name="P9"><text:span text:style-name="T6">b.</text:span>Linux</text:p>
        </text:section>
        <text:section text:style-name="Sect1" text:name="q1122:6_answer2_label">
          <text:p text:style-name="P9"><text:span text:style-name="T6">c.</text:span>MacOS</text:p>
        </text:section>
        <text:section text:style-name="Sect1" text:name="q1122:6_answer3_label">
          <text:p text:style-name="P9"><text:span text:style-name="T6">d.</text:span>SunSolaris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El God Mode es un panel oculto que ofrece Windows.</text:p>
      </text:section>
      <text:section text:style-name="Sect1" text:name="question-1122-7">
        <text:h text:style-name="P1" text:outline-level="3">Pregunta 7</text:h>
        <text:p text:style-name="P8">¿Qué comando utiliza para moverse por los directorios?</text:p>
        <text:section text:style-name="Sect1" text:name="q1122:7_answer0_label">
          <text:p text:style-name="P8"><text:span text:style-name="T1">a.</text:span>whereis</text:p>
        </text:section>
        <text:section text:style-name="Sect1" text:name="q1122:7_answer1_label">
          <text:p text:style-name="P9"><text:span text:style-name="T6">b.</text:span>find</text:p>
        </text:section>
        <text:section text:style-name="Sect1" text:name="q1122:7_answer2_label">
          <text:p text:style-name="P9"><text:span text:style-name="T6">c.</text:span>cd</text:p>
        </text:section>
        <text:section text:style-name="Sect1" text:name="q1122:7_answer3_label">
          <text:p text:style-name="P9"><text:span text:style-name="T6">d.</text:span>mc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Con este comando puede ir hacia adelante o hacia atrás, además puede dirigirse a un directorio en concreto si utiliza una dirección.</text:p>
      </text:section>
      <text:section text:style-name="Sect1" text:name="question-1122-8">
        <text:h text:style-name="P1" text:outline-level="3">Pregunta 8</text:h>
        <text:p text:style-name="P8">¿Cómo accederá al terminal de Linux?</text:p>
        <text:section text:style-name="Sect1" text:name="q1122:8_answer0_label">
          <text:p text:style-name="P8"><text:span text:style-name="T1">a.</text:span>Presionando Ctrl + Alt + F1</text:p>
        </text:section>
        <text:section text:style-name="Sect1" text:name="q1122:8_answer1_label">
          <text:p text:style-name="P9"><text:span text:style-name="T6">b.</text:span>Presionando Alt +F1</text:p>
        </text:section>
        <text:section text:style-name="Sect1" text:name="q1122:8_answer2_label">
          <text:p text:style-name="P9"><text:span text:style-name="T6">c.</text:span>Presionando Alt + F6</text:p>
        </text:section>
        <text:section text:style-name="Sect1" text:name="q1122:8_answer3_label">
          <text:p text:style-name="P9"><text:span text:style-name="T6">d.</text:span>Escribiendo cmd en el buscador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También puede utilizar Ctrl+Alt+F6 para acceder al terminal.</text:p>
      </text:section>
      <text:section text:style-name="Sect1" text:name="question-1122-9">
        <text:h text:style-name="P1" text:outline-level="3"/>
        <text:h text:style-name="P2" text:outline-level="3">Pregunta 9</text:h>
        <text:p text:style-name="P8">¿Qué diferencia hay entre los comandos <text:span text:style-name="T4">mv</text:span> y <text:span text:style-name="T4">cp</text:span>?</text:p>
        <text:section text:style-name="Sect1" text:name="q1122:9_answer0_label">
          <text:p text:style-name="P8"><text:span text:style-name="T1">a.</text:span>Que <text:span text:style-name="T4">mv</text:span> está obsoleto, los sistema de ahora utilizan <text:span text:style-name="T4">cp</text:span></text:p>
        </text:section>
        <text:section text:style-name="Sect1" text:name="q1122:9_answer1_label">
          <text:p text:style-name="P9"><text:span text:style-name="T6">b.</text:span>Que <text:span text:style-name="T4">mv </text:span>se utiliza en Linux y <text:span text:style-name="T4">cp </text:span>en Windows</text:p>
        </text:section>
        <text:section text:style-name="Sect1" text:name="q1122:9_answer2_label">
          <text:p text:style-name="P9"><text:span text:style-name="T6">c.</text:span>Con <text:span text:style-name="T4">mv </text:span>elimina completamente el archivo de origen mientras que con <text:span text:style-name="T4">cp </text:span>solo lo copia</text:p>
        </text:section>
        <text:section text:style-name="Sect1" text:name="q1122:9_answer3_label">
          <text:p text:style-name="P9"><text:span text:style-name="T6">d.</text:span>Ninguna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Esta diferencia será importante a la hora de eliminar el archivo ya que, si ha movido el archivo con <text:span text:style-name="T4">cp</text:span> y lo elimina, solo habrá eliminado la copia.</text:p>
      </text:section>
      <text:section text:style-name="Sect1" text:name="question-1122-10">
        <text:h text:style-name="P1" text:outline-level="3">Pregunta 10</text:h>
        <text:section text:style-name="Sect1" text:name="yui_3_17_2_1_1690920567206_140">
          <text:p text:style-name="P10"><draw:frame draw:style-name="fr1" draw:name="Marco19" text:anchor-type="char" svg:width="0.041cm" draw:z-index="9"><draw:text-box fo:min-height="0.041cm"><text:h text:style-name="P4" text:outline-level="4">Enunciado de la pregunta</text:h></draw:text-box></draw:frame>¿Qué representa el número 7 cuando utiliza el comando <text:span text:style-name="T4">chmod</text:span>?</text:p>
          <text:section text:style-name="Sect1" text:name="q1122:10_answer0_label">
            <text:p text:style-name="P8"><text:span text:style-name="T1">a.</text:span>Que cierto usuario posee todos los permisos</text:p>
          </text:section>
          <text:section text:style-name="Sect1" text:name="q1122:10_answer1_label">
            <text:p text:style-name="P9"><text:span text:style-name="T6">b.</text:span>Que cierto usuario no posee ningún permiso</text:p>
          </text:section>
          <text:section text:style-name="Sect1" text:name="q1122:10_answer2_label">
            <text:p text:style-name="P9"><text:span text:style-name="T6">c.</text:span>Que cierto usuario posee el permiso de ejecución</text:p>
          </text:section>
          <text:section text:style-name="Sect1" text:name="q1122:10_answer3_label">
            <text:p text:style-name="P9"><text:span text:style-name="T6">d.</text:span>Que cierto usuario posee el permiso de escritura y ejecución</text:p>
          </text:section>
          <text:section text:style-name="Sect2" text:name="yui_3_17_2_1_1690920567206_139">
            <text:section text:style-name="Sect1" text:name="yui_3_17_2_1_1690920567206_138">
              <text:section text:style-name="Sect1" text:name="yui_3_17_2_1_1690920567206_137">
                <text:p text:style-name="P11"><draw:frame draw:style-name="fr1" draw:name="Marco20" text:anchor-type="char" svg:width="0.041cm" draw:z-index="10"><draw:text-box fo:min-height="0.041cm"><text:h text:style-name="P4" text:outline-level="4">Retroalimentación</text:h></draw:text-box></draw:frame>¡Correcto! Dependiendo de dónde aparezca el 7 poseerán los permisos diferentes grupos de usuarios.</text:p>
              </text:section>
            </text:section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22:08:27.366000000</meta:creation-date>
    <dc:date>2023-08-01T22:13:28.615000000</dc:date>
    <meta:editing-duration>PT5M2S</meta:editing-duration>
    <meta:editing-cycles>1</meta:editing-cycles>
    <meta:document-statistic meta:table-count="0" meta:image-count="0" meta:object-count="0" meta:page-count="3" meta:paragraph-count="83" meta:word-count="508" meta:character-count="3199" meta:non-whitespace-character-count="2773"/>
    <meta:generator>LibreOffice/7.5.0.3$Windows_X86_64 LibreOffice_project/c21113d003cd3efa8c53188764377a8272d9d6de</meta:generator>
  </office:meta>
</office:document-meta>
</file>